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sө" svg:font-family="sө" style:font-family-generic="roman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5.9361in" style:use-optimal-column-width="false"/>
    </style:style>
    <style:style style:name="TableColumn3" style:family="table-column">
      <style:table-column-properties style:column-width="1.1895in" style:use-optimal-column-width="false"/>
    </style:style>
    <style:style style:name="Table1" style:family="table" style:master-page-name="MP0">
      <style:table-properties style:width="7.1256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-top="none" fo:border-left="none" fo:border-bottom="0.0069in solid #000000" fo:border-right="none" fo:padding-top="0in" fo:padding-left="0.0194in" fo:padding-bottom="0in" fo:padding-right="0.0194in"/>
    </style:style>
    <style:style style:name="P6" style:parent-style-name="內文0" style:family="paragraph">
      <style:paragraph-properties fo:break-before="page" fo:margin-bottom="0.0833in" fo:line-height="0.1944in"/>
    </style:style>
    <style:style style:name="TableCell7" style:family="table-cell">
      <style:table-cell-properties fo:border="none" fo:padding-top="0in" fo:padding-left="0.0194in" fo:padding-bottom="0in" fo:padding-right="0.0194in"/>
    </style:style>
    <style:style style:name="P8" style:parent-style-name="內文0" style:family="paragraph">
      <style:paragraph-properties fo:margin-bottom="0.0833in" fo:line-height="0.1944in"/>
    </style:style>
    <style:style style:name="TableRow9" style:family="table-row">
      <style:table-row-properties style:row-height="0.1666in" style:use-optimal-row-height="false" fo:keep-together="always"/>
    </style:style>
    <style:style style:name="P10" style:parent-style-name="內文0" style:family="paragraph">
      <style:paragraph-properties fo:line-height="0.1944in"/>
    </style:style>
    <style:style style:name="TableCell11" style:family="table-cell">
      <style:table-cell-properties fo:border-top="none" fo:border-left="none" fo:border-bottom="0.0069in solid #000000" fo:border-right="none" fo:padding-top="0in" fo:padding-left="0.0194in" fo:padding-bottom="0in" fo:padding-right="0.0194in"/>
    </style:style>
    <style:style style:name="P12" style:parent-style-name="內文0" style:family="paragraph">
      <style:paragraph-properties fo:text-align="start" fo:line-height="0.1944in"/>
    </style:style>
    <style:style style:name="T13" style:parent-style-name="預設段落字型" style:family="text">
      <style:text-properties fo:font-size="11pt" style:font-size-asian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04in solid #000000" fo:padding-top="0in" fo:padding-left="0.0194in" fo:padding-bottom="0in" fo:padding-right="0.0194in"/>
    </style:style>
    <style:style style:name="P16" style:parent-style-name="內文2" style:family="paragraph">
      <style:paragraph-properties fo:line-height="0.1944in"/>
    </style:style>
    <style:style style:name="P17" style:parent-style-name="內文2" style:family="paragraph">
      <style:paragraph-properties fo:line-height="0.194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04in solid #000000" fo:padding-top="0in" fo:padding-left="0.0194in" fo:padding-bottom="0in" fo:padding-right="0.0194in"/>
    </style:style>
    <style:style style:name="P20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21" style:parent-style-name="內文" style:family="paragraph">
      <style:paragraph-properties fo:margin-top="0.0833in" fo:margin-bottom="0.0833in" fo:line-height="0.1944in"/>
      <style:text-properties style:font-name-asian="標楷體" fo:font-size="11pt" style:font-size-asian="11pt"/>
    </style:style>
    <style:style style:name="P22" style:parent-style-name="內文" style:family="paragraph">
      <style:paragraph-properties fo:line-height="0.1944in" fo:text-indent="3.5833in"/>
      <style:text-properties style:font-name-asian="標楷體" fo:font-size="11pt" style:font-size-asian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fo:padding-top="0in" fo:padding-left="0.0194in" fo:padding-bottom="0in" fo:padding-right="0.0194in"/>
    </style:style>
    <style:style style:name="P25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04in solid #000000" fo:padding-top="0in" fo:padding-left="0.0194in" fo:padding-bottom="0in" fo:padding-right="0.0194in"/>
    </style:style>
    <style:style style:name="P28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29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0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1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fo:padding-top="0in" fo:padding-left="0.0194in" fo:padding-bottom="0in" fo:padding-right="0.0194in"/>
    </style:style>
    <style:style style:name="P34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35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6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7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8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39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04in solid #000000" fo:padding-top="0in" fo:padding-left="0.0194in" fo:padding-bottom="0in" fo:padding-right="0.0194in"/>
    </style:style>
    <style:style style:name="P42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43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4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5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6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47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04in solid #000000" fo:padding-top="0in" fo:padding-left="0.0194in" fo:padding-bottom="0in" fo:padding-right="0.0194in"/>
    </style:style>
    <style:style style:name="P50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51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52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53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fo:padding-top="0in" fo:padding-left="0.0194in" fo:padding-bottom="0in" fo:padding-right="0.0194in"/>
    </style:style>
    <style:style style:name="P56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57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58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59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04in solid #000000" fo:padding-top="0in" fo:padding-left="0.0194in" fo:padding-bottom="0in" fo:padding-right="0.0194in"/>
    </style:style>
    <style:style style:name="P62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63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64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65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66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67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P68" style:parent-style-name="內文" style:family="paragraph">
      <style:paragraph-properties fo:line-height="0.1944in" fo:text-indent="0.118in"/>
      <style:text-properties style:font-name-asian="標楷體" fo:font-size="11pt" style:font-size-asian="11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04in solid #000000" fo:padding-top="0in" fo:padding-left="0.0194in" fo:padding-bottom="0in" fo:padding-right="0.0194in"/>
    </style:style>
    <style:style style:name="P71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04in solid #000000" fo:padding-top="0in" fo:padding-left="0.0194in" fo:padding-bottom="0in" fo:padding-right="0.0194in"/>
    </style:style>
    <style:style style:name="P74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75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04in solid #000000" fo:padding-top="0in" fo:padding-left="0.0194in" fo:padding-bottom="0in" fo:padding-right="0.0194in"/>
    </style:style>
    <style:style style:name="P78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79" style:parent-style-name="內文" style:family="paragraph">
      <style:paragraph-properties fo:line-height="0.1944in" fo:margin-left="0.1666in">
        <style:tab-stops/>
      </style:paragraph-properties>
      <style:text-properties style:font-name="標楷體" style:font-name-asian="標楷體" fo:font-size="10pt" style:font-size-asian="10pt"/>
    </style:style>
    <style:style style:name="P80" style:parent-style-name="內文" style:family="paragraph">
      <style:paragraph-properties fo:line-height="0.1944in" fo:margin-left="0.4444in" fo:text-indent="-0.2777in">
        <style:tab-stops/>
      </style:paragraph-properties>
      <style:text-properties style:font-name="標楷體" style:font-name-asian="標楷體" fo:font-size="10pt" style:font-size-asian="10pt"/>
    </style:style>
    <style:style style:name="P81" style:parent-style-name="內文" style:family="paragraph">
      <style:paragraph-properties fo:line-height="0.1944in" fo:margin-left="0.1666in">
        <style:tab-stops/>
      </style:paragraph-properties>
    </style:style>
    <style:style style:name="T82" style:parent-style-name="預設段落字型" style:family="text">
      <style:text-properties style:font-name="標楷體" style:font-name-asian="標楷體" fo:font-size="10pt" style:font-size-asian="10pt"/>
    </style:style>
    <style:style style:name="T83" style:parent-style-name="預設段落字型" style:family="text">
      <style:text-properties style:font-name="標楷體" style:font-name-asian="標楷體" fo:font-size="10pt" style:font-size-asian="10pt"/>
    </style:style>
    <style:style style:name="T84" style:parent-style-name="預設段落字型" style:family="text">
      <style:text-properties style:font-name="標楷體" style:font-name-asian="標楷體" fo:font-size="10pt" style:font-size-asian="10pt"/>
    </style:style>
    <style:style style:name="T85" style:parent-style-name="預設段落字型" style:family="text">
      <style:text-properties style:font-name="標楷體" style:font-name-asian="標楷體" fo:font-size="10pt" style:font-size-asian="10pt"/>
    </style:style>
    <style:style style:name="T86" style:parent-style-name="預設段落字型" style:family="text">
      <style:text-properties style:font-name="標楷體" style:font-name-asian="標楷體" fo:font-size="10pt" style:font-size-asian="10pt"/>
    </style:style>
    <style:style style:name="T87" style:parent-style-name="預設段落字型" style:family="text">
      <style:text-properties style:font-name="標楷體" style:font-name-asian="標楷體" fo:font-size="10pt" style:font-size-asian="10pt"/>
    </style:style>
    <style:style style:name="T88" style:parent-style-name="預設段落字型" style:family="text">
      <style:text-properties style:font-name="標楷體" style:font-name-asian="標楷體" fo:font-size="10pt" style:font-size-asian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104in solid #000000" fo:border-left="0.0104in solid #000000" fo:border-bottom="0.0208in solid #000000" fo:border-right="0.0104in solid #000000" fo:padding-top="0in" fo:padding-left="0.0194in" fo:padding-bottom="0in" fo:padding-right="0.0194in"/>
    </style:style>
    <style:style style:name="P91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208in solid #000000" fo:padding-top="0in" fo:padding-left="0.0194in" fo:padding-bottom="0in" fo:padding-right="0.0194in"/>
    </style:style>
    <style:style style:name="P94" style:parent-style-name="內文" style:family="paragraph">
      <style:paragraph-properties fo:line-height="0.1944in"/>
      <style:text-properties style:font-name-asian="標楷體" fo:font-size="11pt" style:font-size-asian="11pt"/>
    </style:style>
    <style:style style:name="P95" style:parent-style-name="內文" style:family="paragraph">
      <style:paragraph-properties fo:line-height="0.1944in"/>
    </style:style>
    <style:style style:name="T96" style:parent-style-name="預設段落字型" style:family="text">
      <style:text-properties style:font-name-asian="標楷體"/>
    </style:style>
    <style:style style:name="P97" style:parent-style-name="內文" style:family="paragraph">
      <style:paragraph-properties fo:line-height="0.1944in"/>
    </style:style>
    <style:style style:name="T98" style:parent-style-name="預設段落字型" style:family="text">
      <style:text-properties style:font-name-asian="標楷體"/>
    </style:style>
    <style:style style:name="T99" style:parent-style-name="color-coffee1" style:family="text">
      <style:text-properties style:font-name-asian="標楷體" style:use-window-font-color="true" fo:font-size="11pt" style:font-size-asian="11pt"/>
    </style:style>
    <style:style style:name="T100" style:parent-style-name="預設段落字型" style:family="text">
      <style:text-properties style:font-name-asian="標楷體" fo:font-size="11pt" style:font-size-asian="11pt"/>
    </style:style>
    <style:style style:name="T101" style:parent-style-name="color-coffee1" style:family="text">
      <style:text-properties style:font-name-asian="標楷體" style:use-window-font-color="true" fo:font-size="11pt" style:font-size-asian="11pt"/>
    </style:style>
    <style:style style:name="P102" style:parent-style-name="內文" style:family="paragraph">
      <style:paragraph-properties fo:line-height="0.1944in"/>
      <style:text-properties style:font-name-asian="標楷體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rows-spanned="2">
            <text:p text:style-name="P6">使用執照申請書</text:p>
          </table:table-cell>
          <table:table-cell table:style-name="TableCell7">
            <text:p text:style-name="P8">Ｃ１１－１</text:p>
          </table:table-cell>
        </table:table-row>
        <table:table-row table:style-name="TableRow9">
          <table:covered-table-cell>
            <text:p text:style-name="P10"/>
          </table:covered-table-cell>
          <table:table-cell table:style-name="TableCell11">
            <text:p text:style-name="P12"><text:span text:style-name="T13">年月日</text:span></text:p>
          </table:table-cell>
        </table:table-row>
        <table:table-row table:style-name="TableRow14">
          <table:table-cell table:style-name="TableCell15" table:number-columns-spanned="2">
            <text:p text:style-name="P16">1.依據建築法第二十六條規定，主管建築機關依本法規定核發之執照，僅為對申請建造之許可，建築物起造人、或設計人，如有侵害他人財產，或肇致危險或傷害他人時，依法負其責任。</text:p>
            <text:p text:style-name="P17">2.依據建築法第七十條規定，建築工程完竣後，應由起造人會同承造人及監造人申請使用執照。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下開工程業已依照核准圖說建築完竣，申請給照使用。</text:p>
            <text:p text:style-name="P21">此致<text:s text:c="6"/>經濟部水利署臺北水源特定區管理局</text:p>
            <text:p text:style-name="P22">起造人<text:s text:c="31"/>印</text:p>
          </table:table-cell>
          <table:covered-table-cell/>
        </table:table-row>
        <table:table-row table:style-name="TableRow23">
          <table:table-cell table:style-name="TableCell24" table:number-columns-spanned="2">
            <text:p text:style-name="P25">【1.建造執照或雜項執照】<text:s text:c="11"/>北水<text:s text:c="2"/><text:s/>字第<text:s text:c="10"/>號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【2.建築地址】</text:p>
            <text:p text:style-name="P29">【所屬行政區】<text:s text:c="27"/><text:s text:c="2"/>【郵遞區號】</text:p>
            <text:p text:style-name="P30">【地號】新北市<text:s text:c="9"/>區<text:s/><text:s text:c="6"/>段<text:s text:c="6"/>小段<text:s text:c="2"/><text:s text:c="17"/><text:s text:c="6"/>號等<text:s text:c="4"/>筆（註二）</text:p>
            <text:p text:style-name="P31">【門牌號碼】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【3.起造人】</text:p>
            <text:p text:style-name="P35">【姓名】</text:p>
            <text:p text:style-name="P36">【出生年月日】民國<text:s text:c="4"/>年<text:s text:c="4"/>月<text:s text:c="4"/>日<text:s text:c="5"/><text:s text:c="2"/>【電話】</text:p>
            <text:p text:style-name="P37">【身分證統一編號】</text:p>
            <text:p text:style-name="P38">【住址】</text:p>
            <text:p text:style-name="P39">【通訊處】</text:p>
          </table:table-cell>
          <table:covered-table-cell/>
        </table:table-row>
        <table:table-row table:style-name="TableRow40">
          <table:table-cell table:style-name="TableCell41" table:number-columns-spanned="2">
            <text:p text:style-name="P42">【4.承造人】</text:p>
            <text:p text:style-name="P43">【營造業名稱】<text:s text:c="27"/><text:s text:c="2"/>【統一編號】</text:p>
            <text:p text:style-name="P44">【負責人】<text:s text:c="22"/>簽章</text:p>
            <text:p text:style-name="P45">【登記證等級字號】<text:s text:c="22"/><text:s text:c="2"/><text:s/>【電話】</text:p>
            <text:p text:style-name="P46">【公司地址】</text:p>
            <text:p text:style-name="P47">【專任工程人員】<text:s text:c="16"/>簽章</text:p>
          </table:table-cell>
          <table:covered-table-cell/>
        </table:table-row>
        <table:table-row table:style-name="TableRow48">
          <table:table-cell table:style-name="TableCell49" table:number-columns-spanned="2">
            <text:p text:style-name="P50">【5.監造人】</text:p>
            <text:p text:style-name="P51">【姓名】<text:s text:c="33"/><text:s text:c="2"/>【開業證書字號】</text:p>
            <text:p text:style-name="P52">【事務所名稱】<text:s text:c="2"/><text:s text:c="27"/>【電話】<text:s text:c="18"/>簽章</text:p>
            <text:p text:style-name="P53">【事務所地址】</text:p>
          </table:table-cell>
          <table:covered-table-cell/>
        </table:table-row>
        <table:table-row table:style-name="TableRow54">
          <table:table-cell table:style-name="TableCell55" table:number-columns-spanned="2">
            <text:p text:style-name="P56">【6.基地概要】</text:p>
            <text:p text:style-name="P57">【法定建蔽率】<text:s text:c="14"/>％【法定容積率】<text:s text:c="9"/>％</text:p>
            <text:p text:style-name="P58">【基地面積合計】<text:s text:c="10"/>　㎡【騎樓地面積】<text:s text:c="9"/>㎡<text:s/>【其他】<text:s text:c="12"/>㎡</text:p>
            <text:p text:style-name="P59">【法定空地面積】<text:s text:c="12"/>㎡【土地使用分區或編定用地】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【7.建築概要】</text:p>
            <text:p text:style-name="P63">【建築物主要用途】<text:s text:c="23"/><text:s text:c="3"/>【設計建築物高度】<text:s text:c="17"/>m</text:p>
            <text:p text:style-name="P64">【建築面積】<text:s text:c="26"/>㎡<text:s/><text:s text:c="3"/>【總樓地板面積】<text:s text:c="19"/>㎡</text:p>
            <text:p text:style-name="P65">【設計建蔽率】<text:s text:c="24"/>％<text:s/><text:s text:c="3"/>【設計容積率】<text:s text:c="21"/>％</text:p>
            <text:p text:style-name="P66">【構造種類】<text:s text:c="32"/>【法定工程造價概算】</text:p>
            <text:p text:style-name="P67">【層棟戶數】<text:s text:c="4"/>幢<text:s text:c="4"/>棟<text:s text:c="2"/>地上<text:s text:c="4"/>層<text:s text:c="2"/>地下<text:s text:c="4"/>層<text:s text:c="2"/>共<text:s text:c="4"/>層<text:s text:c="6"/>戶</text:p>
            <text:p text:style-name="P68">【總設計停車輛數】<text:s text:c="3"/>輛【法定輛數】<text:s text:c="3"/>輛<text:s/>【鼓勵輛數】<text:s text:c="3"/>輛【自行增設輛數】<text:s text:c="3"/>輛</text:p>
          </table:table-cell>
          <table:covered-table-cell/>
        </table:table-row>
        <table:table-row table:style-name="TableRow69">
          <table:table-cell table:style-name="TableCell70" table:number-columns-spanned="2">
            <text:p text:style-name="P71">【8.申報開工日期】<text:s text:c="28"/>【申報竣工日期】</text:p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【9.雜項工作物概要】</text:p>
            <text:p text:style-name="P75"/>
          </table:table-cell>
          <table:covered-table-cell/>
        </table:table-row>
        <table:table-row table:style-name="TableRow76">
          <table:table-cell table:style-name="TableCell77" table:number-columns-spanned="2">
            <text:p text:style-name="P78">【10.適用法令概要】</text:p>
            <text:p text:style-name="P79">□ 建築物防火及防火避難設施適用<text:s text:c="3"/>年<text:s text:c="3"/>月<text:s text:c="3"/>日發布建築技術規則版本</text:p>
            <text:p text:style-name="P80">□ 建築物防火避難依內政部<text:s text:c="3"/>年<text:s text:c="3"/>月<text:s text:c="3"/>日內授營建管字第<text:s text:c="11"/>號建築物防火避難性能設計計畫認可通知書辦理</text:p>
            <text:p text:style-name="P81"><text:span text:style-name="T82">□ 建築物耐震設計適用內政部</text:span><text:span text:style-name="T83"><text:s text:c="3"/></text:span><text:span text:style-name="T84">年</text:span><text:span text:style-name="T85"><text:s text:c="3"/></text:span><text:span text:style-name="T86">月</text:span><text:span text:style-name="T87"><text:s text:c="3"/></text:span><text:span text:style-name="T88">日建築物耐震設計規範及解說版本</text:span></text:p>
          </table:table-cell>
          <table:covered-table-cell/>
        </table:table-row>
        <table:table-row table:style-name="TableRow89">
          <table:table-cell table:style-name="TableCell90" table:number-columns-spanned="2">
            <text:p text:style-name="P91">【11.備註】</text:p>
          </table:table-cell>
          <table:covered-table-cell/>
        </table:table-row>
        <table:table-row table:style-name="TableRow92">
          <table:table-cell table:style-name="TableCell93" table:number-columns-spanned="2">
            <text:p text:style-name="P94">【發照字號】<text:s text:c="8"/>字<text:s text:c="2"/>第<text:s text:c="8"/>號<text:s text:c="10"/>【日期】<text:s text:c="6"/>年<text:s text:c="3"/>月<text:s text:c="3"/>日</text:p>
          </table:table-cell>
          <table:covered-table-cell/>
        </table:table-row>
      </table:table>
      <text:p text:style-name="P95"><text:span text:style-name="T96">註一：粗框部分申請人免填。</text:span></text:p>
      <text:p text:style-name="P97"><text:span text:style-name="T98">註二：</text:span><text:span text:style-name="T99">地號如因合併或分割而與</text:span><text:span text:style-name="T100">原建造執照</text:span><text:span text:style-name="T101">地號不同者，請填列新地號。</text:span></text:p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sө" svg:font-family="sө" style:font-family-generic="roman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color-coffee1" style:display-name="color-coffee1" style:family="text" style:parent-style-name="預設段落字型">
      <style:text-properties style:font-name="sө" fo:font-weight="normal" style:font-weight-asian="normal" style:font-weight-complex="normal" style:text-line-through-type="none" fo:color="#666600" fo:font-size="12pt" style:font-size-asian="12pt" style:font-size-complex="12pt" style:text-underline-type="non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4166in" fo:margin-left="0.5909in" fo:margin-bottom="0.4166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3:15:00Z</meta:creation-date>
    <dc:date>2018-11-14T03:15:00Z</dc:date>
    <meta:print-date>2018-11-14T03:15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37" meta:character-count="1587" meta:row-count="11" meta:non-whitespace-character-count="1353"/>
  </office:meta>
</office:document-meta>
</file>